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Process.handleError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cess.resolveProcessor( String pr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LTProcess.setFileNameParameter( String fileName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process( File inFile , File outFile , Resource styleshe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ttribute.createDynamic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getLiais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ceConfiguration.get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In( File in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DynamicAttribute( String name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LTProcess.configureLiaison( File 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cess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Process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Expr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cess.addConfiguredXMLCatalog( XMLCatalog xml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checkD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Process.handleError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put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FileDirParameter( String fileDir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processResources( Resource styleshe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SLTProcess.create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LTProcess.setForc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XSL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LTProcess.setDes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Processor( String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cess.addSyspropertyset( PropertySet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handleTransformationError(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LTProcess.load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LTProcess.createOutpu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cre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Process.setXslResource( Resource xsl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Extens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nfiguration.setTemplat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getXML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Process.create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.setUnless( String unless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Process.getTrac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nfiguration.setGenerat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Style( String xs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LiaisonDynamicFileParameters( XSLTLiaison liaison , File in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LTProcess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Process.ensureDirectoryFor( File target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LTProcess.addMapper( 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TProcess.process( File baseDir , String xmlFile , File destDir , Resource styleshee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SLTProcess.setFailOnNoResourc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ReloadStyleshee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configureLiaison( Resource styleshee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raceConfiguration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addConfiguredStyle( Resources 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ceConfiguration.setElement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execute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XSLTProcess.getSuppress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ScanIncludedDirectori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FailOnTransformati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nfiguration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getOutpu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Mapper.setTo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.shouldU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LTProcess.addSysproperty( Environment . Variable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nfiguration.setSelect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Mapper.mapFileName( String xml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put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nfiguration.getTempl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Mapper.set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eConfiguration.get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Out( File o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UseImplicitFileset( boolean useimplicit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If( String if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Base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addAttribute( Attribut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.setSuppressWarning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nfiguration.ge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eConfiguration.setExtens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